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language-asian="ja" style:country-asian="JP" style:font-weight-asian="bold" style:font-weight-complex="bold"/>
    </style:style>
    <style:style style:name="P2" style:family="paragraph" style:parent-style-name="Standard">
      <style:text-properties fo:font-weight="normal" style:language-asian="ja" style:country-asian="JP" style:font-weight-asian="normal" style:font-weight-complex="normal"/>
    </style:style>
    <style:style style:name="P3" style:family="paragraph" style:parent-style-name="Standard">
      <style:text-properties fo:font-weight="normal" officeooo:paragraph-rsid="000217e0" style:language-asian="ja" style:country-asian="JP" style:font-weight-asian="normal" style:font-weight-complex="normal"/>
    </style:style>
    <style:style style:name="P4" style:family="paragraph" style:parent-style-name="Standard">
      <style:text-properties fo:font-weight="normal" officeooo:paragraph-rsid="00034438" style:language-asian="ja" style:country-asian="JP" style:font-weight-asian="normal" style:font-weight-complex="normal"/>
    </style:style>
    <style:style style:name="P5" style:family="paragraph" style:parent-style-name="Standard">
      <style:text-properties fo:font-weight="normal" officeooo:paragraph-rsid="00039887" style:language-asian="ja" style:country-asian="JP"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道なり論</text:p>
      <text:p text:style-name="P1"/>
      <text:p text:style-name="P2">１　概要</text:p>
      <text:p text:style-name="P2">決まった道を通ることで安定して決まった結果を求めることができる。</text:p>
      <text:p text:style-name="P2">またこれから訪れる事、つまり未来を知ることができる。</text:p>
      <text:p text:style-name="P2">ターンの経過とともに変化するオブジェクトを計ることで、結果を知ることができる。</text:p>
      <text:p text:style-name="P2"/>
      <text:p text:style-name="P2"/>
      <text:p text:style-name="P2">２　値</text:p>
      <text:p text:style-name="P2"><text:tab/>・<text:span text:style-name="T1">始点</text:span></text:p>
      <text:p text:style-name="P2"><text:tab/>道のりのはじめ、計算開始点。</text:p>
      <text:p text:style-name="P2"/>
      <text:p text:style-name="P2"><text:tab/>・<text:span text:style-name="T1">オブジェクト単位</text:span></text:p>
      <text:p text:style-name="P4"><text:span text:style-name="T1"><text:tab/></text:span>縦の列。変更元。</text:p>
      <text:p text:style-name="P4"/>
      <text:p text:style-name="P3"><text:tab/>・<text:span text:style-name="T1">ターン単位</text:span></text:p>
      <text:p text:style-name="P3"><text:span text:style-name="T1"><text:tab/></text:span>横の行。変更原因。</text:p>
      <text:p text:style-name="P3"/>
      <text:p text:style-name="P3"/>
      <text:p text:style-name="P3">３　例</text:p>
      <text:p text:style-name="P3">ビックバンを始点とする。</text:p>
      <text:p text:style-name="P3">オブジェクト単位を宇宙の最小単位にする（原子？など）。</text:p>
      <text:p text:style-name="P3">ターン単位を宇宙最小単位の動きにする（原子の変更？値の変更など）。</text:p>
      <text:p text:style-name="P5">そうして始点から現在に至るまでの動きを知ることで、</text:p>
      <text:p text:style-name="P5">一秒後、一分後、一時間後・・・として未来を知ることができ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36S</meta:editing-duration>
    <meta:editing-cycles>5</meta:editing-cycles>
    <meta:generator>LibreOffice/5.0.4.2$Windows_x86 LibreOffice_project/2b9802c1994aa0b7dc6079e128979269cf95bc78</meta:generator>
    <dc:date>2016-03-29T20:42:26.530000000</dc:date>
    <meta:document-statistic meta:table-count="0" meta:image-count="0" meta:object-count="0" meta:page-count="1" meta:paragraph-count="18" meta:word-count="284" meta:character-count="293" meta:non-whitespace-character-count="284"/>
    <meta:user-defined meta:name="Info 1"/>
    <meta:user-defined meta:name="Info 2"/>
    <meta:user-defined meta:name="Info 3"/>
    <meta:user-defined meta:name="Info 4"/>
  </office:meta>
</office:document-meta>
</file>